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2.992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cm"/>
      <style:paragraph-properties style:writing-mode="lr-tb"/>
    </style:style>
    <style:style style:name="gr4" style:family="graphic" style:parent-style-name="standard">
      <style:graphic-properties draw:stroke="dash" draw:stroke-dash="Double_20_Dash" svg:stroke-width="0.053cm" svg:stroke-color="#000000" draw:marker-start-width="0.279cm" draw:marker-end-width="0.279cm" svg:stroke-opacity="100%" svg:stroke-linecap="butt" draw:fill-color="#ffffff" draw:opacity="0%" draw:textarea-horizontal-align="justify" draw:textarea-vertical-align="middle" draw:auto-grow-height="false" fo:min-height="3.508cm" fo:min-width="25.166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ouble_20_Dash" svg:stroke-width="0.081cm" svg:stroke-color="#000000" draw:marker-start-width="0.321cm" draw:marker-end-width="0.321cm" svg:stroke-linecap="butt" draw:fill-color="#ffffff" draw:opacity="0%" draw:textarea-horizontal-align="justify" draw:textarea-vertical-align="middle" draw:auto-grow-height="false" fo:min-height="7.052cm" fo:min-width="32.203cm" fo:padding-top="0.165cm" fo:padding-bottom="0.165cm" fo:padding-left="0.29cm" fo:padding-right="0.2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8.64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2.223cm" svg:x="10.843cm" svg:y="8.62cm">
          <text:p text:style-name="P1"><text:span text:style-name="T1">AXI IF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62cm" svg:y1="9.255cm" svg:x2="10.842cm" svg:y2="9.255cm">
          <text:p/>
        </draw:line>
        <draw:frame draw:style-name="gr3" draw:text-style-name="P4" draw:layer="layout" svg:width="2.369cm" svg:height="0.689cm" svg:x="5.762cm" svg:y="8.566cm">
          <draw:text-box>
            <text:p text:style-name="P3"><text:span text:style-name="T1">Axi lite</text:span></text:p>
          </draw:text-box>
        </draw:frame>
        <draw:line draw:style-name="gr2" draw:text-style-name="P2" draw:layer="layout" svg:x1="14.335cm" svg:y1="9.255cm" svg:x2="16.875cm" svg:y2="9.255cm">
          <text:p/>
        </draw:line>
        <draw:custom-shape draw:style-name="gr1" draw:text-style-name="P1" draw:layer="layout" svg:width="3.492cm" svg:height="2.223cm" svg:x="16.875cm" svg:y="8.62cm">
          <text:p text:style-name="P1"><text:span text:style-name="T1">FIFO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69cm" svg:height="0.689cm" svg:x="14.188cm" svg:y="8.62cm">
          <draw:text-box>
            <text:p text:style-name="P3"><text:span text:style-name="T1">W_data</text:span></text:p>
          </draw:text-box>
        </draw:frame>
        <draw:line draw:style-name="gr2" draw:text-style-name="P2" draw:layer="layout" svg:x1="14.335cm" svg:y1="9.89cm" svg:x2="16.875cm" svg:y2="9.89cm">
          <text:p/>
        </draw:line>
        <draw:frame draw:style-name="gr3" draw:text-style-name="P4" draw:layer="layout" svg:width="2.369cm" svg:height="0.689cm" svg:x="14.235cm" svg:y="9.255cm">
          <draw:text-box>
            <text:p text:style-name="P3"><text:span text:style-name="T1">W_en</text:span></text:p>
          </draw:text-box>
        </draw:frame>
        <draw:line draw:style-name="gr2" draw:text-style-name="P2" draw:layer="layout" svg:x1="16.875cm" svg:y1="10.525cm" svg:x2="14.335cm" svg:y2="10.525cm">
          <text:p/>
        </draw:line>
        <draw:line draw:style-name="gr2" draw:text-style-name="P2" draw:layer="layout" svg:x1="14.335cm" svg:y1="9.89cm" svg:x2="16.875cm" svg:y2="9.89cm">
          <text:p/>
        </draw:line>
        <draw:frame draw:style-name="gr3" draw:text-style-name="P4" draw:layer="layout" svg:width="2.369cm" svg:height="0.689cm" svg:x="15.141cm" svg:y="9.89cm">
          <draw:text-box>
            <text:p text:style-name="P3"><text:span text:style-name="T1">FIFO full</text:span></text:p>
          </draw:text-box>
        </draw:frame>
        <draw:custom-shape draw:style-name="gr1" draw:text-style-name="P1" draw:layer="layout" svg:width="3.492cm" svg:height="2.223cm" svg:x="22.907cm" svg:y="8.619cm">
          <text:p text:style-name="P1"><text:span text:style-name="T1">LCD </text:span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367cm" svg:y1="9.255cm" svg:x2="22.907cm" svg:y2="9.255cm">
          <text:p/>
        </draw:line>
        <draw:line draw:style-name="gr2" draw:text-style-name="P2" draw:layer="layout" svg:x1="22.907cm" svg:y1="10.325cm" svg:x2="20.367cm" svg:y2="10.325cm">
          <text:p/>
        </draw:line>
        <draw:frame draw:style-name="gr3" draw:text-style-name="P4" draw:layer="layout" svg:width="2.369cm" svg:height="0.689cm" svg:x="20.221cm" svg:y="8.62cm">
          <draw:text-box>
            <text:p text:style-name="P3"><text:span text:style-name="T1">R_data</text:span></text:p>
          </draw:text-box>
        </draw:frame>
        <draw:frame draw:style-name="gr3" draw:text-style-name="P4" draw:layer="layout" svg:width="2.369cm" svg:height="0.689cm" svg:x="21.637cm" svg:y="9.69cm">
          <draw:text-box>
            <text:p text:style-name="P3"><text:span text:style-name="T1">R_en</text:span></text:p>
          </draw:text-box>
        </draw:frame>
        <draw:custom-shape draw:style-name="gr1" draw:text-style-name="P1" draw:layer="layout" svg:width="3.492cm" svg:height="2.223cm" svg:x="28.94cm" svg:y="8.62cm">
          <text:p text:style-name="P1"><text:span text:style-name="T1">LCD IF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6.4cm" svg:y1="9.255cm" svg:x2="28.94cm" svg:y2="9.255cm">
          <text:p/>
        </draw:line>
        <draw:frame draw:style-name="gr3" draw:text-style-name="P4" draw:layer="layout" svg:width="2.369cm" svg:height="0.689cm" svg:x="26.4cm" svg:y="8.62cm">
          <draw:text-box>
            <text:p text:style-name="P3"><text:span text:style-name="T1">LCD_data</text:span></text:p>
          </draw:text-box>
        </draw:frame>
        <draw:line draw:style-name="gr2" draw:text-style-name="P2" draw:layer="layout" svg:x1="28.94cm" svg:y1="10.307cm" svg:x2="26.4cm" svg:y2="10.307cm">
          <text:p/>
        </draw:line>
        <draw:frame draw:style-name="gr3" draw:text-style-name="P4" draw:layer="layout" svg:width="2.369cm" svg:height="0.689cm" svg:x="27.741cm" svg:y="9.736cm">
          <draw:text-box>
            <text:p text:style-name="P3"><text:span text:style-name="T1">busy</text:span></text:p>
          </draw:text-box>
        </draw:frame>
        <draw:line draw:style-name="gr2" draw:text-style-name="P2" draw:layer="layout" svg:x1="32.432cm" svg:y1="8.937cm" svg:x2="39.1cm" svg:y2="8.937cm">
          <text:p/>
        </draw:line>
        <draw:line draw:style-name="gr2" draw:text-style-name="P2" draw:layer="layout" svg:x1="32.432cm" svg:y1="9.572cm" svg:x2="39.1cm" svg:y2="9.572cm">
          <text:p/>
        </draw:line>
        <draw:line draw:style-name="gr2" draw:text-style-name="P2" draw:layer="layout" svg:x1="32.432cm" svg:y1="10.207cm" svg:x2="39.1cm" svg:y2="10.207cm">
          <text:p/>
        </draw:line>
        <draw:line draw:style-name="gr2" draw:text-style-name="P2" draw:layer="layout" svg:x1="32.432cm" svg:y1="10.842cm" svg:x2="39.1cm" svg:y2="10.842cm">
          <text:p/>
        </draw:line>
        <draw:frame draw:style-name="gr3" draw:text-style-name="P4" draw:layer="layout" svg:width="2.369cm" svg:height="0.689cm" svg:x="32.432cm" svg:y="8.402cm">
          <draw:text-box>
            <text:p text:style-name="P3"><text:span text:style-name="T1">Data</text:span></text:p>
          </draw:text-box>
        </draw:frame>
        <draw:frame draw:style-name="gr3" draw:text-style-name="P4" draw:layer="layout" svg:width="2.369cm" svg:height="0.689cm" svg:x="32.432cm" svg:y="9.037cm">
          <draw:text-box>
            <text:p text:style-name="P3"><text:span text:style-name="T1">Enable</text:span></text:p>
          </draw:text-box>
        </draw:frame>
        <draw:frame draw:style-name="gr3" draw:text-style-name="P4" draw:layer="layout" svg:width="2.369cm" svg:height="0.689cm" svg:x="32.433cm" svg:y="9.638cm">
          <draw:text-box>
            <text:p text:style-name="P3"><text:span text:style-name="T1">Reg Select</text:span></text:p>
          </draw:text-box>
        </draw:frame>
        <draw:frame draw:style-name="gr3" draw:text-style-name="P4" draw:layer="layout" svg:width="2.369cm" svg:height="0.689cm" svg:x="32.434cm" svg:y="10.239cm">
          <draw:text-box>
            <text:p text:style-name="P3"><text:span text:style-name="T1">Read Write</text:span></text:p>
          </draw:text-box>
        </draw:frame>
        <draw:custom-shape draw:style-name="gr4" draw:text-style-name="P5" draw:layer="layout" svg:width="25.718cm" svg:height="3.81cm" svg:x="9.572cm" svg:y="7.8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2.703cm" svg:height="7.302cm" svg:x="5.127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8.89cm" svg:x="4.492cm" svg:y="5.12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63cm" svg:height="1.039cm" svg:x="9.572cm" svg:y="7.296cm">
          <draw:text-box>
            <text:p text:style-name="P3"><text:span text:style-name="T1">AXI LCD Module</text:span></text:p>
          </draw:text-box>
        </draw:frame>
        <draw:frame draw:style-name="gr7" draw:text-style-name="P4" draw:layer="layout" svg:width="4.763cm" svg:height="1.039cm" svg:x="5.762cm" svg:y="5.358cm">
          <draw:text-box>
            <text:p text:style-name="P3"><text:span text:style-name="T1">Zynq MPSo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9T09:15:49.885137200</meta:creation-date>
    <dc:date>2025-08-09T11:54:03.174829272</dc:date>
    <meta:editing-duration>PT7M52S</meta:editing-duration>
    <meta:editing-cycles>1</meta:editing-cycles>
    <meta:document-statistic meta:object-count="34"/>
    <meta:generator>LibreOffice/7.3.7.2$Linux_X86_64 LibreOffice_project/30$Build-2</meta:generator>
  </office:meta>
</office:document-meta>
</file>